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02B99D73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subtitle">
      <style:graphic-properties draw:fill-color="#ffffff" fo:min-height="12.056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title">
      <style:graphic-properties fo:min-height="2.6cm"/>
    </style:style>
    <style:style style:name="pr4" style:family="presentation" style:parent-style-name="AbstractGreen-subtitle">
      <style:graphic-properties draw:fill-color="#ffffff" fo:min-height="9.134cm"/>
    </style:style>
    <style:style style:name="pr5" style:family="presentation" style:parent-style-name="AbstractGreen-outline1">
      <style:graphic-properties fo:min-height="8.884cm"/>
    </style:style>
    <style:style style:name="pr6" style:family="presentation" style:parent-style-name="AbstractGreen-title">
      <style:graphic-properties draw:auto-grow-height="true" fo:min-height="2.6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font-name="Droid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roid Serif" fo:font-size="20pt" fo:font-style="normal" style:font-size-asian="20pt" style:font-style-asian="normal" style:font-size-complex="20pt" style:font-style-complex="normal"/>
    </style:style>
    <style:style style:name="T3" style:family="text">
      <style:text-properties style:font-name="Droid Serif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Inconsolata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ff3333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layer="layout" svg:width="25.2cm" svg:height="12.056cm" svg:x="1.4cm" svg:y="0.6cm" presentation:class="subtitle">
          <draw:text-box>
            <text:p><text:span text:style-name="T1">Population-Based Heuristics for Hard Permutational Optimization Problems</text:span></text:p>
            <text:p><text:span text:style-name="T1"/></text:p>
            <text:p><text:span text:style-name="T2">Prosta implementacja</text:span></text:p>
            <text:p><text:span text:style-name="T2"/></text:p>
            <text:p><text:span text:style-name="T3">Damian Bog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presentation:style-name="pr3" draw:text-style-name="P1" draw:layer="layout" svg:width="25.2cm" svg:height="2.6cm" svg:x="1.4cm" svg:y="0.6cm" presentation:class="title">
          <draw:text-box>
            <text:p text:style-name="P1"><text:span text:style-name="T4">Problem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Dla wielu problemów optymalizacyjnych rozwiązaniem jest permutacj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3" draw:text-style-name="P2" draw:layer="layout" svg:width="25.2cm" svg:height="2.6cm" svg:x="1.4cm" svg:y="0.6cm" presentation:class="title">
          <draw:text-box>
            <text:p text:style-name="P2"><text:span text:style-name="T5">Przykłady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blem komiwojażera – permutacja wierzchołków, które po kolei odwiedzamy</text:p>
              </text:list-item>
              <text:list-item>
                <text:p>Szeregowanie zadań – permutacja numerów zadań, które będziemy wykonywa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3" draw:text-style-name="P1" draw:layer="layout" svg:width="25.2cm" svg:height="2.6cm" svg:x="1.4cm" svg:y="0.6cm" presentation:class="title" presentation:user-transformed="true">
          <draw:text-box>
            <text:p text:style-name="P1"><text:span text:style-name="T4">Jakośc rozwiązania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Oczywiście, nie każda permutacja jest tak samo dobrym rozwiązaniem.</text:p>
            <text:p/>
            <text:p>Abyśmy mogli jakoś mierzyć jakość, wprowadzamy <text:span text:style-name="T6">funkcję kosztu</text:span> (z permutacji, w liczby rzeczywiste nieujemne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Co możemy zrobić?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Szukamy podobieństw w „dobrych“ rozwiązaniach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Co możemy zrobić?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Jeśli w „dobrych“ rozwiążaniach element <text:span text:style-name="T7">x</text:span><text:span text:style-name="T8"> jest na miejscu </text:span><text:span text:style-name="T7">y</text:span><text:span text:style-name="T8">, to być może w optymalnym rozwiązaniu też jest na tym samym miejsc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Szkic rozwiązania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Metaheurystyka populacyjna + bierzemy pod uwagę „prawdopodobnie dobre pozycje“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Szczegóły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Podczas generowania nowej populacji, część pozycji „ustalamy“, jeśli są one takie same w <text:span text:style-name="T9">wielu dobrych </text:span><text:span text:style-name="T8">rozwiązania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Przykład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„Dobre“ rozwiązania:</text:p>
            <text:p>(1, <text:span text:style-name="T10">3</text:span>, <text:span text:style-name="T11">2</text:span>, 4), (3, <text:span text:style-name="T10">4</text:span>,<text:span text:style-name="T11"> 2</text:span>, 1), (4, <text:span text:style-name="T10">1</text:span>, <text:span text:style-name="T11">2</text:span>, 3)</text:p>
            <text:p/>
            <text:p>Ustalamy na <text:span text:style-name="T6">trzeciej</text:span><text:span text:style-name="T12"> pozycji, liczbę </text:span><text:span text:style-name="T6">2.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0">
        <office:forms form:automatic-focus="false" form:apply-design-mode="false"/>
        <draw:frame presentation:style-name="pr6" draw:text-style-name="P1" draw:layer="layout" svg:width="25.2cm" svg:height="2.6cm" svg:x="1.4cm" svg:y="0.6cm" presentation:class="title">
          <draw:text-box>
            <text:p text:style-name="P1"><text:span text:style-name="T4">Szczegóły c.d.</text:span></text:p>
          </draw:text-box>
        </draw:frame>
        <draw:frame presentation:style-name="pr4" draw:layer="layout" svg:width="25.2cm" svg:height="9.134cm" svg:x="1.4cm" svg:y="3.8cm" presentation:class="subtitle">
          <draw:text-box>
            <text:p>Żeby nie wpaść w pułapkę, „uwalniamy“ najstarsze ustawione pozycj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02B99D73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48:19.868253588</meta:creation-date>
    <meta:editing-duration>P0D</meta:editing-duration>
    <meta:editing-cycles>1</meta:editing-cycles>
    <meta:generator>LibreOffice/4.2.7.2$Linux_X86_64 LibreOffice_project/420m0$Build-2</meta:generator>
    <dc:title>Abstract Green</dc:title>
    <meta:document-statistic meta:object-count="61"/>
    <meta:template xlink:type="simple" xlink:actuate="onRequest" xlink:title="Abstract Green" xlink:href="../../../../../../usr/lib/libreoffice/share/template/common/layout/AbstractGreen.otp" meta:date="2015-02-09T20:48:19.625840858"/>
  </office:meta>
</office:document-meta>
</file>